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b40" officeooo:paragraph-rsid="0016ab40"/>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 of Systems and Software &lt;eesserver@eesmail.elsevier.com&gt;</text:p>
      <text:p text:style-name="P1"><text:tab/></text:p>
      <text:p text:style-name="P1"/>
      <text:p text:style-name="P1"/>
      <text:p text:style-name="P1">Reviewer #1: This article presents a tool to assist in continuous architecting of big data systems, where continuous architecting is defined as refining the configuration parameters of the frameworks and platforms that underly the application, after the application has been deployed to production. This was a bit confusing, because later in the paper, continuous architecting seems to include structural refactoring, which is a very different activity from parameter tuning.</text:p>
      <text:p text:style-name="P1"/>
      <text:p text:style-name="P1">This technology is relevant to practitioners, and the OSTIA tool that is discussed has some novel aspects.</text:p>
      <text:p text:style-name="P1"/>
      <text:p text:style-name="P1">However, there are several weaknesses that lead me to reject this submission.</text:p>
      <text:p text:style-name="P1">1. The implemented <text:span text:style-name="T1">capabilities of the tool are very limited</text:span>. The range of DIAs is first limited to stream processing, and then stream processing is limited to applications that use the Storm framework. Much of the discussion is framed in terms of Storm concepts (e.g., spouts, bolts, tuples). These concepts are certainly not intrinsic to stream processing, e.g., Heron or Spark Streaming do not use these concepts. I would expect to see OSTIA presented in terms of an abstracted streaming architecture model (which alone would constitute a significant contribution), and then a discussion of how the abstract model relates to Storm's realization.</text:p>
      <text:p text:style-name="P1">2. The OSTIA <text:span text:style-name="T1">implementation is incomplete</text:span>. Section 5 discusses patterns/anti-patterns (it is confusing, because the text uses both of these terms interchangeably), but we later learn that much of this has not been implemented yet in the tool. The anti-patterns are presented without any references to support the assertion that these are undesirable. Furthermore, <text:span text:style-name="T1">some of the anti-patterns</text:span> (e.g., Multi-anchoring) <text:span text:style-name="T1">are very specific to Storm</text:span>'s implementation, and may not be broadly applicable.</text:p>
      <text:p text:style-name="P1">3. Some of the refactoring actions (e.g., Linearization) seem to be simply operating on the UI presentation of the topology, and not the structure of the topology, which is not the usual definition of the term "refactoring".</text:p>
      <text:p text:style-name="P1">4. The <text:span text:style-name="T1">performance improvement heuristics </text:span>discussed in Section 5.3 seem make a number of <text:span text:style-name="T1">assumptions</text:span>: bolt processing is I/O-bound and I/O load is equal on all in-nodes. While these hold for some applications, they are not universally true, and should be explicitly discussed.</text:p>
      <text:p text:style-name="P1">5. The <text:span text:style-name="T1">empirical validation described here is very weak</text:span>. I understand the issues of reporting industrial case studies, but the discussion here is very thin, and furthermore, some of the figures (e.g., Fig. 14) are illegible.</text:p>
      <text:p text:style-name="P1"/>
      <text:p text:style-name="P1">In summary, although this research is interesting and relevant, this paper reads more like a workshop submission (i.e. big vision, start of an implementation, a little bit of validation) than a JSS article. I encourage the authors to continue their research, improve their explanations of the tool and results, and consider publication in practitioner-oriented venues until the validation matures enough to warrant journal publication.</text:p>
      <text:p text:style-name="P1"/>
      <text:p text:style-name="P1">Some other comments:</text:p>
      <text:p text:style-name="P1">- The paper uses the term "algorithmic analysis", which I found confusing in this context. Are you referring to analysis based on the data processing algorithm implemented by the topology (i.e. algorithm-aware analysis), or are you referring to an automated analysis of the structure of the topology ignoring the actual data processing functions performed by the topology?</text:p>
      <text:p text:style-name="P1">- <text:span text:style-name="T1">The definition of software architecture</text:span> given in Section 2 is (a) <text:span text:style-name="T1">NOT typical </text:span>(most typical definitions refer to multiple structures, with the runtime structure discussed here being one of them), and (b) <text:span text:style-name="T1">is not the definition given in reference 11</text:span>. Equating topology with architecture is incorrect, and in fact, complicates a precise discussion later in the paper when you want to consider <text:soft-page-break/>how bolts may be replicated and assigned to nodes, which constitutes the deployment structure of the architecture. An architecture comprises multiple structures.</text:p>
      <text:p text:style-name="P1">- The paper uses the term "on-the-fly". What does this mean?</text:p>
      <text:p text:style-name="P1">- Section 2 - The discussion of the focus groups was confusing - was this 3 groups of 5 experts each? Or 5 experts split over 3 groups (which implies at least one "group" of 1, which is actually not a group, but an interview). Also, the results of these focus groups was never presented or explicitly discussed further in the paper. Was this published elsewhere, and you are simply missing a reference? If this isn't the case, then these results are themselves a contribution, perhaps separate from the OSTIA tool.</text:p>
      <text:p text:style-name="P1">- All of the figures need a key that defines the meaning of the boxes and lines. Many of the figures were shrunk too far to remain legible.</text:p>
      <text:p text:style-name="P1">- Your related work claims that <text:span text:style-name="T1">OSTIA automatically elicits the Storm topology</text:span>. I'm not sure what this means - the Storm topology is explicitly defined in an instance of the TopologyBuilder class. <text:span text:style-name="T1">What does OSTIA do beyond visualizing that model</text:span>? Perhaps this points to a more general issue of not distinguishing the structure of the topology from the visualization of that structure.</text:p>
      <text:p text:style-name="P1">- Section 6.2 "(c) OSTIA allowed us to spot..." - it isn't clear what "spot" means. Did OSTIA automatically identify the anti-pattern? Or did OSTIA simply provide a visualization of the topology that made it easier to manually identify the issue? Also, doesn't the fetch bolt have the same issues as discussed for the sitemap and parse bolts?</text:p>
      <text:p text:style-name="P1">- Section 6.3 mixes a discussion of an industrial case with the DigitalPebble system, and is very confusing. Fig. 17 shows two unrelated plots in a single figure - consider splitting this into two figures.</text:p>
      <text:p text:style-name="P1">- The Discussion asserts "we found...that it is often more useful to develop a quick-and-dirty but runnable architecture topology...". There was no evidence presented for this assertion.</text:p>
      <text:p text:style-name="P1"/>
      <text:p text:style-name="P1"/>
      <text:p text:style-name="P1"/>
      <text:p text:style-name="P1">Reviewer #2: This paper presents a formal verification based analysis of apache storm based streaming application. The analysis focused on the design time detection of anti-pattern and meet the constraints. The strength of the paper is applying the formal method in big data analysis. The following aspects need to be addressed before this paper is publishable.</text:p>
      <text:p text:style-name="P1">1. <text:span text:style-name="T1">The innovation of this paper compared to the previously published wicsa paper</text:span>. it is not clear how much the extension involved since the previous publication. Did the core of the research method retain for both? How is the limitation of the previous work and how this paper address that issue? Is the case study newly developed or partially reuse the previous one.</text:p>
      <text:p text:style-name="P1">2. The term of <text:span text:style-name="T1">continuous architecting needs to have a precise description</text:span> in the context of this paper. As architecting includes a wider scope than assumed in this paper. This paper mainly considered configuration. So there is a concrete linkage between the anti-patterns and the referred context of architecting. It is not clear how the configuration from the framework like Storm could lead to patterns into anti-patterns. It should list corresponding evolvement of scenarios that anti-patterns could be resulted from continue architecting development.</text:p>
      <text:p text:style-name="P1">3. In the <text:span text:style-name="T1">clustering anti-pattern</text:span>, <text:s/>it said simple clustering and social network analysis mechanisms can be used. But clustering has different kinds of methods. It may demonstrate different level of effectiveness in clustering. A key issue in clustering is how to determine the hyperparamaters, e.g. how to select the number of clusters to identify. This section is too general <text:s/>in the technical aspect thus not useful to deliver any insights to the techniques proposed in this paper. Therefore, it is hard to determine how the anti-patterns can be applied and its effectiveness.</text:p>
      <text:p text:style-name="P1">4. One weakness is the <text:span text:style-name="T1">technique is on a specific framework Apache Storm</text:span>. It is hard to know how this method can be applied to other streaming platforms. The notation and analysis all heavily depends on the components and structure of Storm. Also it missed a concrete presentation on how this helps to solve Hadoop MapReduce batch analysis. Streaming and Batching have separate focus on the data analysis. Hadoop has more IO interactions than in memory processing. Also both need <text:soft-page-break/>to do data partitioning and at runtime data shuffling. The anti-pattern should have a linkage to the these two aspects.</text:p>
      <text:p text:style-name="P1">5. The evaluation metrics focused on the fan-in/fan-out rates only. However, data shuffling and data locality by partitioning is dominating in most runtime with anti-patterns. Experimentation and benchmarks should be performed on scenarios of anti-patterns to identify the true bottleneck and then derived the metrics for evaluation.</text:p>
      <text:p text:style-name="P1">6. The scenarios were set in industrial practical app, but there is no detailed description of the app's functionality. What's the empirical observations of the current architecting issues, and what is the need to revise architectures, and how it leads to anti-patterns, and then how the anti-patterns are detected. From all these, what's effectiveness of the anti-pattern detection was not presented. How much cost does it saved? The open source software were for Storm only, and therefore, it is still in doubt how this is expandable to other streaming structures.</text:p>
      <text:p text:style-name="P1"/>
      <text:p text:style-name="P1">Overall the paper needs to further conduct solid work on evaluation. It is weak to prove the efficiency and effectiveness of this method proposed. Since the tools are available, user-based evaluation can also be conduct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39:41.911860943</meta:creation-date>
    <dc:date>2018-10-11T16:00:53.599579983</dc:date>
    <meta:editing-duration>PT11M1S</meta:editing-duration>
    <meta:editing-cycles>2</meta:editing-cycles>
    <meta:generator>LibreOffice/5.1.6.2$Linux_X86_64 LibreOffice_project/10m0$Build-2</meta:generator>
    <meta:document-statistic meta:table-count="0" meta:image-count="0" meta:object-count="0" meta:page-count="3" meta:paragraph-count="29" meta:word-count="1481" meta:character-count="9380" meta:non-whitespace-character-count="7924"/>
  </office:meta>
</office:document-meta>
</file>